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5" svg:font-family="Tahoma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2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2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2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2">
      <style:text-properties fo:font-weight="bold" officeooo:paragraph-rsid="0016325e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2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2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rsid="0023684a" officeooo:paragraph-rsid="0023684a"/>
    </style:style>
    <style:style style:name="P12" style:family="paragraph" style:parent-style-name="Standard">
      <style:text-properties officeooo:paragraph-rsid="0024b1b4"/>
    </style:style>
    <style:style style:name="P13" style:family="paragraph" style:parent-style-name="Standard">
      <style:text-properties officeooo:paragraph-rsid="002707cb"/>
    </style:style>
    <style:style style:name="P14" style:family="paragraph" style:parent-style-name="Standard">
      <style:text-properties officeooo:paragraph-rsid="002d8d27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b1b4" style:font-weight-asian="bold" style:font-weight-complex="bold"/>
    </style:style>
    <style:style style:name="T6" style:family="text">
      <style:text-properties style:font-name="Tahoma1"/>
    </style:style>
    <style:style style:name="T7" style:family="text">
      <style:text-properties style:font-name="Tahoma1" style:font-size-complex="11pt"/>
    </style:style>
    <style:style style:name="T8" style:family="text">
      <style:text-properties style:font-name="Tahoma1" fo:font-weight="bold" officeooo:rsid="00401d5e" style:font-weight-asian="bold" style:font-size-complex="11pt" style:font-weight-complex="bold"/>
    </style:style>
    <style:style style:name="T9" style:family="text">
      <style:text-properties style:font-name="Tahoma1" fo:font-weight="bold" officeooo:rsid="0024b1b4" style:font-weight-asian="bold" style:font-size-complex="11pt" style:font-weight-complex="bold"/>
    </style:style>
    <style:style style:name="T10" style:family="text">
      <style:text-properties style:font-name="Tahoma1" fo:font-weight="bold" officeooo:rsid="002ecfcf" style:font-weight-asian="bold" style:font-size-complex="11pt" style:font-weight-complex="bold"/>
    </style:style>
    <style:style style:name="T11" style:family="text">
      <style:text-properties style:font-name="Tahoma1" fo:font-weight="normal" style:font-weight-asian="normal" style:font-size-complex="11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b1b4" style:font-weight-asian="normal" style:font-weight-complex="normal"/>
    </style:style>
    <style:style style:name="T14" style:family="text">
      <style:text-properties officeooo:rsid="002ecfcf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4916480" text:id="ct74916480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74916912" text:id="ct74916912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74917200" text:id="ct7491720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74894816" text:id="ct74894816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74866432" text:id="ct7486643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74954080" text:id="ct74954080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74946016" text:id="ct7494601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75070432" text:id="ct7507043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5035264" text:id="ct75035264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75065744" text:id="ct7506574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5080720" text:id="ct7508072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5022000" text:id="ct7502200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75136208" text:id="ct7513620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4982048" text:id="ct7498204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5039856" text:id="ct7503985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5200944" text:id="ct7520094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5166048" text:id="ct751660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5062000" text:id="ct7506200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75012144" text:id="ct7501214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75161968" text:id="ct75161968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74760432" text:id="ct74760432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74916480"/>self.displayValue(self.listProposingGroups(),self.getProposingGroup())<text:change-end text:change-id="ct74916480"/></text:p>
          <text:p text:style-name="P3"><text:line-break/>Correspondant :<text:line-break/><text:change-start text:change-id="ct74916912"/>self.portal_membership.getMemberInfo(self.Creator())['fullname']<text:change-end text:change-id="ct74916912"/></text:p>
          <text:p text:style-name="P3"><text:line-break/>Références : <text:change-start text:change-id="ct74917200"/>self.getItemReference()<text:change-end text:change-id="ct74917200"/></text:p>
        </draw:text-box>
      </draw:frame>
      <text:p text:style-name="Standard2">Du registre aux délibérations du <text:change-start text:change-id="ct74894816"/>self.portal_plonemeeting.getMeetingConfig(self).Title()<text:change-end text:change-id="ct74894816"/> a été extrait ce qui suit :<text:line-break/></text:p>
      <text:p text:style-name="P4">Séance du <text:change-start text:change-id="ct74866432"/>self.getMeeting().Title()<text:change-end text:change-id="ct74866432"/></text:p>
      <text:p text:style-name="Standard2"><text:line-break/><text:span text:style-name="T1">Etaient présents :</text:span></text:p>
      <text:p text:style-name="P8"><office:annotation><dc:date>2009-09-29T00:00:00</dc:date><text:p>do text</text:p><text:p>from xhtml(self.getStrikedItemAssembly(groupByDuty=True))</text:p></office:annotation>Assemblée</text:p>
      <text:p text:style-name="P7"><text:span text:style-name="T1">Objet n° </text:span><text:change-start text:change-id="ct74954080"/><text:span text:style-name="T3">self</text:span><text:span text:style-name="T1">.getItemNumber(relativeTo='meeting', </text:span><text:span text:style-name="T2">for_display=True</text:span><text:span text:style-name="T1">)</text:span><text:change-end text:change-id="ct74954080"/><text:span text:style-name="T1"> : </text:span><text:change-start text:change-id="ct74946016"/><text:span text:style-name="T1">self.</text:span>Title()<text:change-end text:change-id="ct74946016"/></text:p>
      <text:p text:style-name="Standard2"/>
      <text:p text:style-name="P11"><office:annotation><dc:creator>Auteur inconnu</dc:creator><dc:date>2017-01-02T16:15:57</dc:date><text:list text:style-name=""><text:list-item><text:p text:style-name="P15"><text:span text:style-name="T20">do text if self.getMotivation()</text:span></text:p></text:list-item><text:list-item><text:p text:style-name="P15"><text:span text:style-name="T20">from xhtml(self.getMotivation())</text:span></text:p></text:list-item></text:list></office:annotation>motivation</text:p>
      <text:section text:style-name="Sect1" text:name="avis simple">
        <text:p text:style-name="P13"><office:annotation><dc:creator>Auteur inconnu</dc:creator><dc:date>2017-01-02T16:18:10</dc:date><text:list text:continue-numbering="true" text:style-name=""><text:list-item><text:p text:style-name="P15"><text:span text:style-name="T20">do section- for advice in self.adapted().printFinanceAdvice('simple')</text:span></text:p></text:list-item></text:list></office:annotation><text:span text:style-name="Police_20_par_20_défaut">Considérant l'avis </text:span><text:span text:style-name="Police_20_par_20_défaut"><text:span text:style-name="T14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T13"><text:text-input text:description="">advice['advice_given_on'].strftime('%d/%m/%Y')</text:text-input></text:span></text:span><text:span text:style-name="Strong_20_Emphasis"><text:span text:style-name="T12">,</text:span></text:span></text:p>
      </text:section>
      <text:section text:style-name="Sect1" text:name="avis legal">
        <text:p text:style-name="P14"><text:span text:style-name="T6"><office:annotation><dc:creator>Auteur inconnu</dc:creator><dc:date>2017-01-02T16:19:06</dc:date><text:list text:continue-numbering="true" text:style-name=""><text:list-item><text:p text:style-name="P15"><text:span text:style-name="T19">do section- for advice in self.adapted().printFinanceAdvice('legal')</text:span></text:p></text:list-item></text:list></office:annotation></text:span><text:span text:style-name="Police_20_par_20_défaut"><text:span text:style-name="T7">Considérant la transmission du dossier au Directeur financier pour avis préalable en date du </text:span></text:span><text:span text:style-name="Police_20_par_20_défaut"><text:span text:style-name="T9"><text:text-input text:description="">advice['delay_infos']['delay_started_on_localized'] or utils.getLastEvent(self,'propose')['time'].strftime('%d/%m/%Y')</text:text-input></text:span></text:span><text:span text:style-name="Police_20_par_20_défaut"><text:span text:style-name="T7">,</text:span></text:span></text:p>
        <text:p text:style-name="Standard"><text:span text:style-name="Police_20_par_20_défaut"><text:span text:style-name="T8">Considérant l'avis </text:span></text:span><text:span text:style-name="Police_20_par_20_défaut"><text:span text:style-name="T10"><text:text-input text:description="">advice['type_translated']</text:text-input></text:span></text:span><text:span text:style-name="Police_20_par_20_défaut"><text:span text:style-name="T8"> du Directeur financier remis en date du </text:span></text:span><text:span text:style-name="Police_20_par_20_défaut"><text:span text:style-name="T9"><text:text-input text:description="">advice['advice_given_on'].strftime('%d/%m/%Y')</text:text-input></text:span></text:span><text:span text:style-name="Strong_20_Emphasis"><text:span text:style-name="T11">,</text:span></text:span></text:p>
      </text:section>
      <text:section text:style-name="Sect1" text:name="avis non donné">
        <text:p text:style-name="P14"><office:annotation><dc:creator>Auteur inconnu</dc:creator><dc:date>2017-01-02T16:19:16</dc:date><text:list text:continue-numbering="true" text:style-name=""><text:list-item><text:p text:style-name="P15"><text:span text:style-name="T19">do section- for advice in self.adapted().printFinanceAdvice('not_given')</text:span></text:p></text:list-item></text:list></office:annotation><text:span text:style-name="Police_20_par_20_défaut">Considérant la transmission du dossier au Directeur financier pour avis préalable en date du</text:span><text:span text:style-name="Police_20_par_20_défaut"><text:span text:style-name="T4"> </text:span></text:span><text:span text:style-name="Police_20_par_20_défaut"><text:span text:style-name="T5"><text:text-input text:description="">advice['delay_infos']['delay_started_on_localized'] or utils.getLastEvent(item,'valide')['time'].strftime('%d/%m/%Y')</text:text-input></text:span></text:span>,</text:p>
        <text:p text:style-name="Standard"><text:span text:style-name="Police_20_par_20_défaut">Considérant l'avis non rendu par le Directeur financier,</text:span></text:p>
      </text:section>
      <text:section text:style-name="Sect1" text:name="avis initiative">
        <text:p text:style-name="P12"><office:annotation><dc:creator>Auteur inconnu</dc:creator><dc:date>2017-01-02T16:19:27</dc:date><text:list text:continue-numbering="true" text:style-name=""><text:list-item><text:p text:style-name="P15"><text:span text:style-name="T19">do section- for advice in self.adapted().printFinanceAdvice('initiative')</text:span></text:p></text:list-item></text:list></office:annotation><text:span text:style-name="Police_20_par_20_défaut">Considérant l'avis d'initiative </text:span><text:span text:style-name="Police_20_par_20_défaut"><text:span text:style-name="T14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T5"><text:text-input text:description="">advice['advice_given_on'].strftime('%d/%m/%Y')</text:text-input></text:span></text:span><text:span text:style-name="Strong_20_Emphasis"><text:span text:style-name="T12">,</text:span></text:span></text:p>
      </text:section>
      <text:p text:style-name="P11"><office:annotation><dc:creator>Auteur inconnu</dc:creator><dc:date>2017-01-02T16:15:23</dc:date><text:p><text:span text:style-name="T17">do text</text:span></text:p><text:p text:style-name="P15"><text:span text:style-name="T18">from xhtml(view.printXhtml(self, ('&lt;p&gt;&lt;strong&gt;DECIDE:&lt;/strong&gt;&lt;/p&gt;', self.getDecision()), keepWithNext=True))</text:span></text:p></office:annotation>decision</text:p>
      <text:p text:style-name="pmParaKeepWithNext"><text:soft-page-break/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5"><text:span text:style-name="T16">do text if self.getItemSignatures()</text:span></text:p></office:annotation><text:change-start text:change-id="ct75070432"/>self.getItemSignatures().split('\n')[0]<text:change-end text:change-id="ct75070432"/></text:p>
            <text:p text:style-name="P5"><office:annotation><dc:creator>Gauthier Bastien</dc:creator><dc:date>2013-01-17T15:13:33</dc:date><text:p text:style-name="P15"><text:span text:style-name="T15">do text if not self.getItemSignatures()</text:span></text:p></office:annotation><text:change-start text:change-id="ct75035264"/>self.getItemSignatories(theObjects=True)[1].getGender()=='m' and 'Le' or 'La'<text:change-end text:change-id="ct75035264"/> <office:annotation><dc:creator>Gauthier Bastien</dc:creator><dc:date>2013-01-17T15:13:33</dc:date><text:p text:style-name="P15"><text:span text:style-name="T15">do text if not self.getItemSignatures()</text:span></text:p></office:annotation><text:change-start text:change-id="ct75065744"/>self.getItemSignatories(theObjects=True)[1].getDuty()<text:change-end text:change-id="ct75065744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5"><text:span text:style-name="T15">do text if self.getItemSignatures()</text:span></text:p></office:annotation><text:change-start text:change-id="ct75080720"/>self.getItemSignatures().split('\n')[2]<text:change-end text:change-id="ct75080720"/></text:p>
            <text:p text:style-name="P6"><office:annotation><dc:creator>Gauthier Bastien</dc:creator><dc:date>2013-01-17T15:13:33</dc:date><text:p text:style-name="P15"><text:span text:style-name="T15">do text if not self.getItemSignatures()</text:span></text:p></office:annotation><text:change-start text:change-id="ct75022000"/>self.getItemSignatories(theObjects=True)[0].getGender()=='m' and 'Le' or 'La'<text:change-end text:change-id="ct75022000"/> <office:annotation><dc:creator>Gauthier Bastien</dc:creator><dc:date>2013-01-17T15:13:33</dc:date><text:p text:style-name="P15"><text:span text:style-name="T15">do text if not self.getItemSignatures()</text:span></text:p></office:annotation><text:change-start text:change-id="ct75136208"/>self.getItemSignatories(theObjects=True)[0].getDuty()<text:change-end text:change-id="ct7513620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5"><text:span text:style-name="T16">do text if self.getItemSignatures()</text:span></text:p></office:annotation><text:change-start text:change-id="ct74982048"/>self.getItemSignatures().split('\n')[1]<text:change-end text:change-id="ct74982048"/></text:p>
            <text:p text:style-name="P5"><office:annotation><dc:creator>Gauthier Bastien</dc:creator><dc:date>2013-01-17T15:13:33</dc:date><text:p text:style-name="P15"><text:span text:style-name="T15">do text if not self.getItemSignatures()</text:span></text:p></office:annotation><text:change-start text:change-id="ct75039856"/>self.getItemSignatories(theObjects=True)[1].Title()<text:change-end text:change-id="ct75039856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5"><text:span text:style-name="T16">do text if self.getItemSignatures()</text:span></text:p></office:annotation><text:change-start text:change-id="ct75200944"/>self.getItemSignatures().split('\n')[3]<text:change-end text:change-id="ct75200944"/></text:p>
            <text:p text:style-name="P6"><office:annotation><dc:creator>Gauthier Bastien</dc:creator><dc:date>2013-01-17T15:13:33</dc:date><text:p text:style-name="P15"><text:span text:style-name="T15">do text if not self.getItemSignatures()</text:span></text:p></office:annotation><text:change-start text:change-id="ct75166048"/>self.getItemSignatories(theObjects=True)[0].Title()<text:change-end text:change-id="ct75166048"/></text:p>
          </table:table-cell>
        </table:table-row>
        <table:table-row>
          <table:table-cell table:style-name="Tableau2.A1" table:number-columns-spanned="2" office:value-type="string">
            <text:p text:style-name="P10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75062000"/>self.adapted().getCertifiedSignatures()[0]<text:change-end text:change-id="ct75062000"/></text:p>
          </table:table-cell>
          <table:table-cell table:style-name="Tableau2.A1" office:value-type="string">
            <text:p text:style-name="P6"><text:change-start text:change-id="ct75012144"/>self.adapted().getCertifiedSignatures()[2]<text:change-end text:change-id="ct75012144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75161968"/>self.adapted().getCertifiedSignatures()[1]<text:change-end text:change-id="ct75161968"/></text:p>
          </table:table-cell>
          <table:table-cell table:style-name="Tableau2.A1" office:value-type="string">
            <text:p text:style-name="P6"><text:change-start text:change-id="ct74760432"/>self.adapted().getCertifiedSignatures()[3]<text:change-end text:change-id="ct74760432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5" svg:font-family="Tahoma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3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5-01-19T08:51:35</meta:creation-date>
    <dc:language>fr-FR</dc:language>
    <meta:editing-cycles>30</meta:editing-cycles>
    <meta:editing-duration>PT55M23S</meta:editing-duration>
    <meta:initial-creator>Gauthier Bastien</meta:initial-creator>
    <dc:date>2017-01-03T09:18:33.138210417</dc:date>
    <meta:document-statistic meta:table-count="1" meta:image-count="0" meta:object-count="0" meta:page-count="2" meta:paragraph-count="32" meta:word-count="179" meta:character-count="2210" meta:non-whitespace-character-count="2077"/>
    <meta:user-defined meta:name="Info 1"/>
    <meta:user-defined meta:name="Info 2"/>
    <meta:user-defined meta:name="Info 3"/>
    <meta:user-defined meta:name="Info 4"/>
  </office:meta>
</office:document-meta>
</file>